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11.104cm" table:align="left"/>
    </style:style>
    <style:style style:name="Table1.A" style:family="table-column">
      <style:table-column-properties style:column-width="5.666cm"/>
    </style:style>
    <style:style style:name="Table1.B" style:family="table-column">
      <style:table-column-properties style:column-width="5.438cm"/>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19c549" officeooo:paragraph-rsid="0019c549"/>
    </style:style>
    <style:style style:name="P2" style:family="paragraph" style:parent-style-name="Standard">
      <style:text-properties officeooo:rsid="001a0b8d" officeooo:paragraph-rsid="001a0b8d"/>
    </style:style>
    <style:style style:name="P3" style:family="paragraph" style:parent-style-name="Standard">
      <style:text-properties officeooo:rsid="001b7051" officeooo:paragraph-rsid="001b7051"/>
    </style:style>
    <style:style style:name="P4" style:family="paragraph" style:parent-style-name="Standard">
      <style:text-properties officeooo:rsid="001cf6d9" officeooo:paragraph-rsid="001cf6d9"/>
    </style:style>
    <style:style style:name="P5" style:family="paragraph" style:parent-style-name="Standard">
      <style:text-properties officeooo:rsid="001e8273" officeooo:paragraph-rsid="001e8273"/>
    </style:style>
    <style:style style:name="P6" style:family="paragraph" style:parent-style-name="Standard">
      <style:text-properties officeooo:rsid="0020be5b" officeooo:paragraph-rsid="0020be5b"/>
    </style:style>
    <style:style style:name="P7" style:family="paragraph" style:parent-style-name="Table_20_Contents">
      <style:text-properties officeooo:rsid="001a0d81" officeooo:paragraph-rsid="001a0d81"/>
    </style:style>
    <style:style style:name="P8" style:family="paragraph" style:parent-style-name="Standard" style:list-style-name="L1">
      <style:text-properties officeooo:rsid="0020be5b" officeooo:paragraph-rsid="0020be5b"/>
    </style:style>
    <style:style style:name="P9" style:family="paragraph" style:parent-style-name="Standard" style:list-style-name="L1">
      <style:text-properties officeooo:rsid="00211dd0" officeooo:paragraph-rsid="00211dd0"/>
    </style:style>
    <style:style style:name="P10" style:family="paragraph" style:parent-style-name="Standard">
      <style:text-properties officeooo:rsid="001a0b8d" officeooo:paragraph-rsid="001a0b8d"/>
    </style:style>
    <style:style style:name="P11" style:family="paragraph" style:parent-style-name="Standard">
      <style:text-properties officeooo:rsid="0024d7e8" officeooo:paragraph-rsid="0024d7e8"/>
    </style:style>
    <style:style style:name="T1" style:family="text">
      <style:text-properties officeooo:rsid="001a0d81"/>
    </style:style>
    <style:style style:name="T2" style:family="text">
      <style:text-properties officeooo:rsid="001cf6d9"/>
    </style:style>
    <style:style style:name="T3" style:family="text">
      <style:text-properties officeooo:rsid="001e598a"/>
    </style:style>
    <style:style style:name="T4" style:family="text">
      <style:text-properties officeooo:rsid="001eec9f"/>
    </style:style>
    <style:style style:name="T5" style:family="text">
      <style:text-properties officeooo:rsid="001f8425"/>
    </style:style>
    <style:style style:name="T6" style:family="text">
      <style:text-properties officeooo:rsid="0022e686"/>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ARI Tips and Tricks</text:p>
      <text:p text:style-name="P1"/>
      <text:p text:style-name="P2">The initial NEMA 8 did not have the torque needed to accurately maintain position. <text:s/>An additional challenge was the stepper was only rated to 3.7 volts and was overheating. <text:s/>The use of a new stepper module with a variable regulator reduced the issues with heat – max temperature as measured on the body of the stepper was 55 degrees C – however it also did not hold position well.</text:p>
      <text:p text:style-name="P2"/>
      <text:p text:style-name="P2"/>
      <text:p text:style-name="P2">A NEMA 17 from Jaycar provided the needed torque. <text:span text:style-name="T5">Its holding torque as 40N.cm.</text:span> When testing with a simple H-Bridge <text:span text:style-name="T1">(DRV8833) </text:span>the motor held position very well – but was very noisy and shook the frame. <text:s/>Another driver (TMC2208) was then tested it both held position very well and in very quiet in operation.</text:p>
      <text:p text:style-name="P2"/>
      <text:p text:style-name="P11">The connector on the stepper uses a different pinout, the 4 pin end has Coil-A1, Coil-B1-, Coil-A2, Coil-B2. <text:s/>Given the supplied cable it long its worth re-terminating to align with the pit standard. <text:s/>A non-polarised connector was used as the class didn’t have an option to set direction.</text:p>
      <text:p text:style-name="P2"/>
      <table:table table:name="Table1" table:style-name="Table1">
        <table:table-column table:style-name="Table1.A"/>
        <table:table-column table:style-name="Table1.B"/>
        <table:table-row>
          <table:table-cell table:style-name="Table1.A1" office:value-type="string">
            <text:p text:style-name="P7">Position</text:p>
          </table:table-cell>
          <table:table-cell table:style-name="Table1.B1" office:value-type="string">
            <text:p text:style-name="P7">DCS BIOS Value</text:p>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P7">Roll Right 90</text:p>
          </table:table-cell>
          <table:table-cell table:style-name="Table1.B2" office:value-type="string">
            <text:p text:style-name="P7">16000</text:p>
          </table:table-cell>
        </table:table-row>
        <table:table-row>
          <table:table-cell table:style-name="Table1.A2" office:value-type="string">
            <text:p text:style-name="P7">Horizontal</text:p>
          </table:table-cell>
          <table:table-cell table:style-name="Table1.B2" office:value-type="string">
            <text:p text:style-name="P7">32<text:span text:style-name="T6">767</text:span></text:p>
          </table:table-cell>
        </table:table-row>
        <table:table-row>
          <table:table-cell table:style-name="Table1.A2" office:value-type="string">
            <text:p text:style-name="P7">Roll Left 90</text:p>
          </table:table-cell>
          <table:table-cell table:style-name="Table1.B2" office:value-type="string">
            <text:p text:style-name="P7">47000</text:p>
          </table:table-cell>
        </table:table-row>
        <table:table-row>
          <table:table-cell table:style-name="Table1.A2" office:value-type="string">
            <text:p text:style-name="P7">Inverted</text:p>
          </table:table-cell>
          <table:table-cell table:style-name="Table1.B2" office:value-type="string">
            <text:p text:style-name="P7">0 or 6<text:span text:style-name="T6">5535</text:span></text:p>
          </table:table-cell>
        </table:table-row>
      </table:table>
      <text:p text:style-name="P2"/>
      <text:p text:style-name="P2"/>
      <text:p text:style-name="P3">The steppers have a 1.8 degree per step giving 200 steps per revolution. <text:s/>Drivers support micro-stepping which increases the resolution giving a smooth and quieter operational. <text:s/><text:span text:style-name="T2">With 16 microsteps per step it gives a 3200 steps per revolution.</text:span></text:p>
      <text:p text:style-name="P3"/>
      <text:p text:style-name="P4">With the AccelStepper library using the Stepper Driver construct (as opposed to 4 wire) the following speeds were reliably used</text:p>
      <text:p text:style-name="P4"/>
      <text:p text:style-name="P4">#define STEPPER_MAX_SPEED 90000</text:p>
      <text:p text:style-name="P4">#define STEPPER_ACCELERATION 60000</text:p>
      <text:p text:style-name="P3"/>
      <text:p text:style-name="P4">The stepper construct used was</text:p>
      <text:p text:style-name="P4"/>
      <text:p text:style-name="P4">#define DRIVER_DIRECTION 7</text:p>
      <text:p text:style-name="P4">#define DRIVER_STEP 6</text:p>
      <text:p text:style-name="P4">AccelStepper STEPPER_1(AccelStepper::DRIVER, DRIVER_STEP, DRIVER_DIRECTION);</text:p>
      <text:p text:style-name="P3"/>
      <text:p text:style-name="P4">The stepper enable pin can be used as part of the library or separately. <text:s/></text:p>
      <text:p text:style-name="P3"/>
      <text:p text:style-name="P3">When using the stepper driver – current is limited wth a potentiometer. <text:s/>Note that the pot cannot be simply set to min or max, the stepper either doesn’t move or shudders. <text:s/>Adjusting the pot while the motor is moving is probably the optimal way to set the value – looking for a combination of speed and quietness.</text:p>
      <text:p text:style-name="P3"/>
      <text:p text:style-name="P4"><text:soft-page-break/>As the stepper driver library uses a long, giving a possible range of values from -2,147,483,648 to 2,147,483,647. <text:s/>Even with 3200 steps per revolution – this provides over 670,000 revolutions before there is risk of rolling over the values.</text:p>
      <text:p text:style-name="P4"/>
      <text:p text:style-name="P4">Sensing the zero point is done with a <text:span text:style-name="T3">photo-interrupter. <text:s/>As the interruptor is a couple of degrees wide when </text:span><text:span text:style-name="T6">determining</text:span><text:span text:style-name="T3"> zero point the current direction needs to be known. <text:s/>This will be a value held in memory. <text:s/>Two offsets to the zero point will be used, clockwise and counter clockwise. <text:s/>The zero point is only attempted to be adjusted when the motor is running at slower speeds, and given DCS BIOS has horizontal at 32000 (need to validate if it is 32767) </text:span><text:span text:style-name="T4">which is half of the 64000 </text:span><text:span text:style-name="T3">– the zero point should be </text:span><text:span text:style-name="T4">1600</text:span><text:span text:style-name="T3"> not zero.</text:span></text:p>
      <text:p text:style-name="P4"/>
      <text:p text:style-name="P5">Current test code is A10_SARI_Dev.ino</text:p>
      <text:p text:style-name="P5"/>
      <text:p text:style-name="P6">The startup sequence </text:p>
      <text:list text:style-name="L1">
        <text:list-item>
          <text:p text:style-name="P8">Defines the number of steps per revolution</text:p>
        </text:list-item>
        <text:list-item>
          <text:p text:style-name="P8">Starts the Ethernet modules and waits 2 seconds before progressing</text:p>
        </text:list-item>
        <text:list-item>
          <text:p text:style-name="P8">A zero point is assumed as the starting point and the motor is rotated 2.5 revolutions</text:p>
        </text:list-item>
        <text:list-item>
          <text:p text:style-name="P8">It then does 2.5 revolutions in the opposite direction</text:p>
        </text:list-item>
        <text:list-item>
          <text:p text:style-name="P8">It then moves a random distance – greater than 10 steps and less than a revolution</text:p>
        </text:list-item>
        <text:list-item>
          <text:p text:style-name="P9">If the stepper is at a zero point move it away by 1/10 of a revolution</text:p>
        </text:list-item>
        <text:list-item>
          <text:p text:style-name="P9"/>
        </text:list-item>
      </text:list>
      <text:p text:style-name="P4"/>
      <text:p text:style-name="P4"/>
      <text:p text:style-name="P4"/>
      <text:p text:style-name="P3"/>
      <text:p text:style-name="P3"/>
      <text:p text:style-name="P1"/>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AU"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07T17:28:34.365346287</meta:creation-date>
    <dc:date>2024-09-16T07:16:49.661013946</dc:date>
    <meta:editing-duration>PT2H51M</meta:editing-duration>
    <meta:editing-cycles>12</meta:editing-cycles>
    <meta:generator>LibreOffice/24.2.3.2$MacOSX_X86_64 LibreOffice_project/433d9c2ded56988e8a90e6b2e771ee4e6a5ab2ba</meta:generator>
    <meta:document-statistic meta:table-count="1" meta:image-count="0" meta:object-count="0" meta:page-count="2" meta:paragraph-count="35" meta:word-count="560" meta:character-count="3294" meta:non-whitespace-character-count="2750"/>
  </office:meta>
</office:document-meta>
</file>